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4608" calcext:value-type="float">
            <text:p>119.1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5568" calcext:value-type="float">
            <text:p>119.2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0888" calcext:value-type="float">
            <text:p>119.8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72328" calcext:value-type="float">
            <text:p>119.9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7296" calcext:value-type="float">
            <text:p>120.0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6168" calcext:value-type="float">
            <text:p>120.2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8944" calcext:value-type="float">
            <text:p>120.3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9048" calcext:value-type="float">
            <text:p>120.3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0968" calcext:value-type="float">
            <text:p>120.5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3744" calcext:value-type="float">
            <text:p>120.6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7376" calcext:value-type="float">
            <text:p>120.7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4096" calcext:value-type="float">
            <text:p>121.1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6976" calcext:value-type="float">
            <text:p>121.3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2048" calcext:value-type="float">
            <text:p>121.5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6912" calcext:value-type="float">
            <text:p>121.5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8896" calcext:value-type="float">
            <text:p>121.4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2696" calcext:value-type="float">
            <text:p>121.3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5912" calcext:value-type="float">
            <text:p>121.2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0088" calcext:value-type="float">
            <text:p>121.1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0424" calcext:value-type="float">
            <text:p>120.7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0216" calcext:value-type="float">
            <text:p>120.6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416" calcext:value-type="float">
            <text:p>120.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6184" calcext:value-type="float">
            <text:p>121.1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2008" calcext:value-type="float">
            <text:p>121.2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1256" calcext:value-type="float">
            <text:p>121.3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0024" calcext:value-type="float">
            <text:p>121.3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7936" calcext:value-type="float">
            <text:p>121.4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87184" calcext:value-type="float">
            <text:p>121.4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" calcext:value-type="float">
            <text:p>12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2696" calcext:value-type="float">
            <text:p>121.3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0128" calcext:value-type="float">
            <text:p>121.4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81088" calcext:value-type="float">
            <text:p>121.4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5952" calcext:value-type="float">
            <text:p>121.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2528" calcext:value-type="float">
            <text:p>121.5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3864" calcext:value-type="float">
            <text:p>121.5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856" calcext:value-type="float">
            <text:p>121.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1712" calcext:value-type="float">
            <text:p>121.9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96" calcext:value-type="float">
            <text:p>121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716" calcext:value-type="float">
            <text:p>122.0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1168" calcext:value-type="float">
            <text:p>122.1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9664" calcext:value-type="float">
            <text:p>122.2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7552" calcext:value-type="float">
            <text:p>122.9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252" calcext:value-type="float">
            <text:p>123.0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444" calcext:value-type="float">
            <text:p>123.1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2976" calcext:value-type="float">
            <text:p>123.6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5104" calcext:value-type="float">
            <text:p>123.8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4936" calcext:value-type="float">
            <text:p>124.0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6792" calcext:value-type="float">
            <text:p>124.4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864" calcext:value-type="float">
            <text:p>124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55224" calcext:value-type="float">
            <text:p>124.8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1944" calcext:value-type="float">
            <text:p>125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0544" calcext:value-type="float">
            <text:p>125.5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956" calcext:value-type="float">
            <text:p>126.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5484" calcext:value-type="float">
            <text:p>126.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3816" calcext:value-type="float">
            <text:p>126.5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8176" calcext:value-type="float">
            <text:p>127.1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4536" calcext:value-type="float">
            <text:p>128.4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8288" calcext:value-type="float">
            <text:p>129.5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9908" calcext:value-type="float">
            <text:p>129.7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9328" calcext:value-type="float">
            <text:p>130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0888" calcext:value-type="float">
            <text:p>131.3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9552" calcext:value-type="float">
            <text:p>131.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72888" calcext:value-type="float">
            <text:p>132.0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1384" calcext:value-type="float">
            <text:p>132.2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612" calcext:value-type="float">
            <text:p>132.7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6912" calcext:value-type="float">
            <text:p>133.0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6328" calcext:value-type="float">
            <text:p>132.9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2216" calcext:value-type="float">
            <text:p>132.7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5056" calcext:value-type="float">
            <text:p>132.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0904" calcext:value-type="float">
            <text:p>132.2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984" calcext:value-type="float">
            <text:p>132.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2848" calcext:value-type="float">
            <text:p>131.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1304" calcext:value-type="float">
            <text:p>131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6232" calcext:value-type="float">
            <text:p>131.3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1224" calcext:value-type="float">
            <text:p>130.9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0496" calcext:value-type="float">
            <text:p>130.4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872" calcext:value-type="float">
            <text:p>130.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9992" calcext:value-type="float">
            <text:p>130.9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1872" calcext:value-type="float">
            <text:p>130.8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3" calcext:value-type="float">
            <text:p>130.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1352" calcext:value-type="float">
            <text:p>130.4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9728" calcext:value-type="float">
            <text:p>129.6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2736" calcext:value-type="float">
            <text:p>129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5608" calcext:value-type="float">
            <text:p>128.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7884" calcext:value-type="float">
            <text:p>127.8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5752" calcext:value-type="float">
            <text:p>127.5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22808" calcext:value-type="float">
            <text:p>127.6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4288" calcext:value-type="float">
            <text:p>128.0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4056" calcext:value-type="float">
            <text:p>128.4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20088" calcext:value-type="float">
            <text:p>128.7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9168" calcext:value-type="float">
            <text:p>128.9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0272" calcext:value-type="float">
            <text:p>129.4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0208" calcext:value-type="float">
            <text:p>129.6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2568" calcext:value-type="float">
            <text:p>129.5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0064" calcext:value-type="float">
            <text:p>129.2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5016" calcext:value-type="float">
            <text:p>128.5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0696" calcext:value-type="float">
            <text:p>128.2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8944" calcext:value-type="float">
            <text:p>127.9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7968" calcext:value-type="float">
            <text:p>126.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5256" calcext:value-type="float">
            <text:p>126.6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292" calcext:value-type="float">
            <text:p>126.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5824" calcext:value-type="float">
            <text:p>125.8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34344" calcext:value-type="float">
            <text:p>125.4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3472" calcext:value-type="float">
            <text:p>124.5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6272" calcext:value-type="float">
            <text:p>124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4208" calcext:value-type="float">
            <text:p>123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0328" calcext:value-type="float">
            <text:p>123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9016" calcext:value-type="float">
            <text:p>122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4176" calcext:value-type="float">
            <text:p>121.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0088" calcext:value-type="float">
            <text:p>121.1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816" calcext:value-type="float">
            <text:p>120.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2808" calcext:value-type="float">
            <text:p>120.0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9592" calcext:value-type="float">
            <text:p>120.1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3432" calcext:value-type="float">
            <text:p>120.4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4872" calcext:value-type="float">
            <text:p>120.5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4704" calcext:value-type="float">
            <text:p>120.6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6872" calcext:value-type="float">
            <text:p>121.2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7664" calcext:value-type="float">
            <text:p>121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24" calcext:value-type="float">
            <text:p>122.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8704" calcext:value-type="float">
            <text:p>122.2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2168" calcext:value-type="float">
            <text:p>122.5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1936" calcext:value-type="float">
            <text:p>122.9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1768" calcext:value-type="float">
            <text:p>123.1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0616" calcext:value-type="float">
            <text:p>123.8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2472" calcext:value-type="float">
            <text:p>124.1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5832" calcext:value-type="float">
            <text:p>124.3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3512" calcext:value-type="float">
            <text:p>124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696" calcext:value-type="float">
            <text:p>123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6152" calcext:value-type="float">
            <text:p>123.1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2416" calcext:value-type="float">
            <text:p>122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7072" calcext:value-type="float">
            <text:p>122.8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1832" calcext:value-type="float">
            <text:p>122.8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4712" calcext:value-type="float">
            <text:p>123.0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8528" calcext:value-type="float">
            <text:p>123.8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79152" calcext:value-type="float">
            <text:p>124.2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8744" calcext:value-type="float">
            <text:p>126.3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0328" calcext:value-type="float">
            <text:p>126.8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5024" calcext:value-type="float">
            <text:p>127.0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6632" calcext:value-type="float">
            <text:p>126.9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0704" calcext:value-type="float">
            <text:p>126.7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06" calcext:value-type="float">
            <text:p>126.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3232" calcext:value-type="float">
            <text:p>126.4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6928" calcext:value-type="float">
            <text:p>126.2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3424" calcext:value-type="float">
            <text:p>125.6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5568" calcext:value-type="float">
            <text:p>125.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4744" calcext:value-type="float">
            <text:p>124.8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0216" calcext:value-type="float">
            <text:p>124.4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2848" calcext:value-type="float">
            <text:p>124.1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7192" calcext:value-type="float">
            <text:p>123.8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832" calcext:value-type="float">
            <text:p>123.6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6736" calcext:value-type="float">
            <text:p>123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2416" calcext:value-type="float">
            <text:p>122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4296" calcext:value-type="float">
            <text:p>122.7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8952" calcext:value-type="float">
            <text:p>122.6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08976" calcext:value-type="float">
            <text:p>122.1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3424" calcext:value-type="float">
            <text:p>121.8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2048" calcext:value-type="float">
            <text:p>121.5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564" calcext:value-type="float">
            <text:p>121.3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9368" calcext:value-type="float">
            <text:p>119.1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1144" calcext:value-type="float">
            <text:p>118.8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7328" calcext:value-type="float">
            <text:p>118.0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1776" calcext:value-type="float">
            <text:p>117.8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4304" calcext:value-type="float">
            <text:p>117.4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9216" calcext:value-type="float">
            <text:p>116.4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3064" calcext:value-type="float">
            <text:p>115.1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5256" calcext:value-type="float">
            <text:p>115.2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8408" calcext:value-type="float">
            <text:p>115.2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2688" calcext:value-type="float">
            <text:p>115.2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2312" calcext:value-type="float">
            <text:p>115.2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0224" calcext:value-type="float">
            <text:p>115.3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8616" calcext:value-type="float">
            <text:p>115.4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0056" calcext:value-type="float">
            <text:p>115.5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7112" calcext:value-type="float">
            <text:p>115.5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1976" calcext:value-type="float">
            <text:p>115.6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4856" calcext:value-type="float">
            <text:p>115.8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02" calcext:value-type="float">
            <text:p>115.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9072" calcext:value-type="float">
            <text:p>116.0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37944" calcext:value-type="float">
            <text:p>116.1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5856" calcext:value-type="float">
            <text:p>116.1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74" calcext:value-type="float">
            <text:p>116.3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8464" calcext:value-type="float">
            <text:p>116.4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7336" calcext:value-type="float">
            <text:p>116.6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3056" calcext:value-type="float">
            <text:p>116.6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1072" calcext:value-type="float">
            <text:p>116.7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2408" calcext:value-type="float">
            <text:p>116.8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5664" calcext:value-type="float">
            <text:p>116.9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5768" calcext:value-type="float">
            <text:p>117.0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0944" calcext:value-type="float">
            <text:p>117.2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2968" calcext:value-type="float">
            <text:p>117.4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4448" calcext:value-type="float">
            <text:p>117.8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0168" calcext:value-type="float">
            <text:p>117.9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1504" calcext:value-type="float">
            <text:p>117.9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1232" calcext:value-type="float">
            <text:p>118.0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524" calcext:value-type="float">
            <text:p>118.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7264" calcext:value-type="float">
            <text:p>118.3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3544" calcext:value-type="float">
            <text:p>119.0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108" calcext:value-type="float">
            <text:p>119.1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636" calcext:value-type="float">
            <text:p>119.4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6504" calcext:value-type="float">
            <text:p>119.8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0992" calcext:value-type="float">
            <text:p>119.9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74" calcext:value-type="float">
            <text:p>120.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888" calcext:value-type="float">
            <text:p>120.2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8568" calcext:value-type="float">
            <text:p>120.3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6104" calcext:value-type="float">
            <text:p>120.4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0968" calcext:value-type="float">
            <text:p>120.5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024" calcext:value-type="float">
            <text:p>120.5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5184" calcext:value-type="float">
            <text:p>120.7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5224" calcext:value-type="float">
            <text:p>121.0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516" calcext:value-type="float">
            <text:p>121.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0232" calcext:value-type="float">
            <text:p>121.4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62" calcext:value-type="float">
            <text:p>121.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8328" calcext:value-type="float">
            <text:p>122.2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6424" calcext:value-type="float">
            <text:p>123.0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456" calcext:value-type="float">
            <text:p>124.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936" calcext:value-type="float">
            <text:p>124.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8064" calcext:value-type="float">
            <text:p>124.7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9104" calcext:value-type="float">
            <text:p>125.4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7536" calcext:value-type="float">
            <text:p>125.8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9496" calcext:value-type="float">
            <text:p>126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776" calcext:value-type="float">
            <text:p>126.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2032" calcext:value-type="float">
            <text:p>128.2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77544" calcext:value-type="float">
            <text:p>128.1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2472" calcext:value-type="float">
            <text:p>127.9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1512" calcext:value-type="float">
            <text:p>127.9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59968" calcext:value-type="float">
            <text:p>127.7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5752" calcext:value-type="float">
            <text:p>127.5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4496" calcext:value-type="float">
            <text:p>124.3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4184" calcext:value-type="float">
            <text:p>124.1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0824" calcext:value-type="float">
            <text:p>123.9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65208" calcext:value-type="float">
            <text:p>123.9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74" calcext:value-type="float">
            <text:p>123.9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9592" calcext:value-type="float">
            <text:p>123.9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65792" calcext:value-type="float">
            <text:p>124.0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028" calcext:value-type="float">
            <text:p>124.1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1448" calcext:value-type="float">
            <text:p>124.3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87584" calcext:value-type="float">
            <text:p>124.6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6096" calcext:value-type="float">
            <text:p>125.7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3464" calcext:value-type="float">
            <text:p>126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9872" calcext:value-type="float">
            <text:p>126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5568" calcext:value-type="float">
            <text:p>126.8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7696" calcext:value-type="float">
            <text:p>127.1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2976" calcext:value-type="float">
            <text:p>127.4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0448" calcext:value-type="float">
            <text:p>127.7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0968" calcext:value-type="float">
            <text:p>128.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7208" calcext:value-type="float">
            <text:p>128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3072" calcext:value-type="float">
            <text:p>128.9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1808" calcext:value-type="float">
            <text:p>129.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4048" calcext:value-type="float">
            <text:p>129.9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876" calcext:value-type="float">
            <text:p>131.0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884" calcext:value-type="float">
            <text:p>131.6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1112" calcext:value-type="float">
            <text:p>132.3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7088" calcext:value-type="float">
            <text:p>132.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7344" calcext:value-type="float">
            <text:p>134.1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1288" calcext:value-type="float">
            <text:p>134.5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872" calcext:value-type="float">
            <text:p>134.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1392" calcext:value-type="float">
            <text:p>134.5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1016" calcext:value-type="float">
            <text:p>134.6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6736" calcext:value-type="float">
            <text:p>134.6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9408" calcext:value-type="float">
            <text:p>134.7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684" calcext:value-type="float">
            <text:p>134.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208" calcext:value-type="float">
            <text:p>134.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5504" calcext:value-type="float">
            <text:p>134.7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2832" calcext:value-type="float">
            <text:p>134.6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1872" calcext:value-type="float">
            <text:p>134.6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0536" calcext:value-type="float">
            <text:p>134.5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2248" calcext:value-type="float">
            <text:p>134.5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5672" calcext:value-type="float">
            <text:p>134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3856" calcext:value-type="float">
            <text:p>134.4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1184" calcext:value-type="float">
            <text:p>134.4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5944" calcext:value-type="float">
            <text:p>134.4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5464" calcext:value-type="float">
            <text:p>134.3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3648" calcext:value-type="float">
            <text:p>134.3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7928" calcext:value-type="float">
            <text:p>134.2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3064" calcext:value-type="float">
            <text:p>134.2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772" calcext:value-type="float">
            <text:p>134.1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1792" calcext:value-type="float">
            <text:p>133.9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7784" calcext:value-type="float">
            <text:p>133.9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1208" calcext:value-type="float">
            <text:p>133.8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3424" calcext:value-type="float">
            <text:p>133.3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996" calcext:value-type="float">
            <text:p>133.0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0504" calcext:value-type="float">
            <text:p>132.8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4912" calcext:value-type="float">
            <text:p>132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4016" calcext:value-type="float">
            <text:p>131.9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5688" calcext:value-type="float">
            <text:p>131.6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928" calcext:value-type="float">
            <text:p>131.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456" calcext:value-type="float">
            <text:p>130.9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18992" calcext:value-type="float">
            <text:p>130.6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0392" calcext:value-type="float">
            <text:p>130.3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2208" calcext:value-type="float">
            <text:p>130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724" calcext:value-type="float">
            <text:p>130.3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62504" calcext:value-type="float">
            <text:p>129.7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9704" calcext:value-type="float">
            <text:p>130.2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8408" calcext:value-type="float">
            <text:p>130.5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0264" calcext:value-type="float">
            <text:p>130.8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3728" calcext:value-type="float">
            <text:p>131.1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1224" calcext:value-type="float">
            <text:p>130.9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7112" calcext:value-type="float">
            <text:p>130.8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4712" calcext:value-type="float">
            <text:p>130.6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2104" calcext:value-type="float">
            <text:p>130.3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61792" calcext:value-type="float">
            <text:p>130.1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9664" calcext:value-type="float">
            <text:p>129.8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9352" calcext:value-type="float">
            <text:p>129.6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0776" calcext:value-type="float">
            <text:p>128.8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512" calcext:value-type="float">
            <text:p>128.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8504" calcext:value-type="float">
            <text:p>128.2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932" calcext:value-type="float">
            <text:p>127.9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356" calcext:value-type="float">
            <text:p>127.5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0248" calcext:value-type="float">
            <text:p>126.1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284" calcext:value-type="float">
            <text:p>125.5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8752" calcext:value-type="float">
            <text:p>124.8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0736" calcext:value-type="float">
            <text:p>124.7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8608" calcext:value-type="float">
            <text:p>124.4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3376" calcext:value-type="float">
            <text:p>125.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2568" calcext:value-type="float">
            <text:p>125.7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99944" calcext:value-type="float">
            <text:p>154.9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46832" calcext:value-type="float">
            <text:p>155.2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25368" calcext:value-type="float">
            <text:p>155.7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85616" calcext:value-type="float">
            <text:p>156.1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274008" calcext:value-type="float">
            <text:p>156.2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97808" calcext:value-type="float">
            <text:p>156.1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94176" calcext:value-type="float">
            <text:p>156.0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57016" calcext:value-type="float">
            <text:p>155.9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04616" calcext:value-type="float">
            <text:p>155.8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6324" calcext:value-type="float">
            <text:p>155.4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31592" calcext:value-type="float">
            <text:p>155.2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652" calcext:value-type="float">
            <text:p>155.0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71344" calcext:value-type="float">
            <text:p>154.7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21408" calcext:value-type="float">
            <text:p>154.5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6504" calcext:value-type="float">
            <text:p>154.1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81912" calcext:value-type="float">
            <text:p>153.9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55776" calcext:value-type="float">
            <text:p>153.6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08304" calcext:value-type="float">
            <text:p>153.3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4216" calcext:value-type="float">
            <text:p>152.6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7056" calcext:value-type="float">
            <text:p>152.4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26848" calcext:value-type="float">
            <text:p>152.3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14072" calcext:value-type="float">
            <text:p>152.2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3488" calcext:value-type="float">
            <text:p>152.1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5096" calcext:value-type="float">
            <text:p>152.0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19" calcext:value-type="float">
            <text:p>152.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7496" calcext:value-type="float">
            <text:p>152.17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5136" calcext:value-type="float">
            <text:p>152.3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0104" calcext:value-type="float">
            <text:p>152.4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24384" calcext:value-type="float">
            <text:p>152.4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9416" calcext:value-type="float">
            <text:p>152.2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95784" calcext:value-type="float">
            <text:p>152.1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8728" calcext:value-type="float">
            <text:p>152.1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1776" calcext:value-type="float">
            <text:p>152.1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14" calcext:value-type="float">
            <text:p>152.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376" calcext:value-type="float">
            <text:p>152.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6328" calcext:value-type="float">
            <text:p>151.9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2048" calcext:value-type="float">
            <text:p>152.0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87496" calcext:value-type="float">
            <text:p>117.8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0712" calcext:value-type="float">
            <text:p>117.7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30168" calcext:value-type="float">
            <text:p>117.9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9384" calcext:value-type="float">
            <text:p>116.2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3832" calcext:value-type="float">
            <text:p>116.0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5448" calcext:value-type="float">
            <text:p>114.4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2672" calcext:value-type="float">
            <text:p>114.3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1816" calcext:value-type="float">
            <text:p>114.3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9728" calcext:value-type="float">
            <text:p>114.4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9248" calcext:value-type="float">
            <text:p>114.3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8768" calcext:value-type="float">
            <text:p>114.3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8392" calcext:value-type="float">
            <text:p>114.3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88976" calcext:value-type="float">
            <text:p>114.4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9456" calcext:value-type="float">
            <text:p>114.5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4424" calcext:value-type="float">
            <text:p>114.6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1752" calcext:value-type="float">
            <text:p>114.6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3568" calcext:value-type="float">
            <text:p>114.6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3776" calcext:value-type="float">
            <text:p>114.7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3504" calcext:value-type="float">
            <text:p>114.9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3232" calcext:value-type="float">
            <text:p>115.0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8096" calcext:value-type="float">
            <text:p>115.0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1752" calcext:value-type="float">
            <text:p>118.4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0936" calcext:value-type="float">
            <text:p>118.7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868" calcext:value-type="float">
            <text:p>118.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404" calcext:value-type="float">
            <text:p>119.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312" calcext:value-type="float">
            <text:p>120.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0176" calcext:value-type="float">
            <text:p>120.2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8672" calcext:value-type="float">
            <text:p>120.4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05728" calcext:value-type="float">
            <text:p>120.5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8232" calcext:value-type="float">
            <text:p>120.7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0464" calcext:value-type="float">
            <text:p>121.0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944" calcext:value-type="float">
            <text:p>121.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4032" calcext:value-type="float">
            <text:p>121.4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7288" calcext:value-type="float">
            <text:p>121.5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7056" calcext:value-type="float">
            <text:p>121.9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9936" calcext:value-type="float">
            <text:p>122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9016" calcext:value-type="float">
            <text:p>122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0328" calcext:value-type="float">
            <text:p>123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8112" calcext:value-type="float">
            <text:p>123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98152" calcext:value-type="float">
            <text:p>123.8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8424" calcext:value-type="float">
            <text:p>123.7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8344" calcext:value-type="float">
            <text:p>123.1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7552" calcext:value-type="float">
            <text:p>122.9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1624" calcext:value-type="float">
            <text:p>122.7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764" calcext:value-type="float">
            <text:p>122.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7704" calcext:value-type="float">
            <text:p>121.8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2192" calcext:value-type="float">
            <text:p>121.9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9288" calcext:value-type="float">
            <text:p>122.3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3024" calcext:value-type="float">
            <text:p>122.4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3648" calcext:value-type="float">
            <text:p>122.9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7968" calcext:value-type="float">
            <text:p>123.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6608" calcext:value-type="float">
            <text:p>123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4936" calcext:value-type="float">
            <text:p>124.0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0528" calcext:value-type="float">
            <text:p>124.6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4744" calcext:value-type="float">
            <text:p>124.8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8856" calcext:value-type="float">
            <text:p>124.9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7792" calcext:value-type="float">
            <text:p>124.8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3368" calcext:value-type="float">
            <text:p>124.4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94392" calcext:value-type="float">
            <text:p>124.2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0176" calcext:value-type="float">
            <text:p>124.0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9384" calcext:value-type="float">
            <text:p>123.8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3752" calcext:value-type="float">
            <text:p>122.9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1624" calcext:value-type="float">
            <text:p>122.7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4632" calcext:value-type="float">
            <text:p>122.4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7408" calcext:value-type="float">
            <text:p>122.5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5088" calcext:value-type="float">
            <text:p>123.0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8176" calcext:value-type="float">
            <text:p>123.3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1912" calcext:value-type="float">
            <text:p>123.5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7192" calcext:value-type="float">
            <text:p>123.8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4768" calcext:value-type="float">
            <text:p>124.2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8032" calcext:value-type="float">
            <text:p>124.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0632" calcext:value-type="float">
            <text:p>124.6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704" calcext:value-type="float">
            <text:p>124.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06912" calcext:value-type="float">
            <text:p>125.4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2088" calcext:value-type="float">
            <text:p>125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7992" calcext:value-type="float">
            <text:p>126.4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8408" calcext:value-type="float">
            <text:p>126.7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548" calcext:value-type="float">
            <text:p>127.6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3432" calcext:value-type="float">
            <text:p>128.0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8816" calcext:value-type="float">
            <text:p>128.4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0296" calcext:value-type="float">
            <text:p>128.8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7872" calcext:value-type="float">
            <text:p>129.2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5928" calcext:value-type="float">
            <text:p>129.7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532" calcext:value-type="float">
            <text:p>130.1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3208" calcext:value-type="float">
            <text:p>130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3584" calcext:value-type="float">
            <text:p>130.7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8448" calcext:value-type="float">
            <text:p>130.8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4812" calcext:value-type="float">
            <text:p>133.5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1504" calcext:value-type="float">
            <text:p>133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1776" calcext:value-type="float">
            <text:p>133.0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1568" calcext:value-type="float">
            <text:p>132.9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2696" calcext:value-type="float">
            <text:p>132.8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1736" calcext:value-type="float">
            <text:p>132.7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69128" calcext:value-type="float">
            <text:p>132.4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1488" calcext:value-type="float">
            <text:p>132.3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8232" calcext:value-type="float">
            <text:p>132.1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6688" calcext:value-type="float">
            <text:p>131.9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3288" calcext:value-type="float">
            <text:p>131.4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832" calcext:value-type="float">
            <text:p>131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1872" calcext:value-type="float">
            <text:p>130.8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9368" calcext:value-type="float">
            <text:p>130.5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5528" calcext:value-type="float">
            <text:p>130.3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9496" calcext:value-type="float">
            <text:p>130.0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8224" calcext:value-type="float">
            <text:p>129.8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7184" calcext:value-type="float">
            <text:p>129.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032" calcext:value-type="float">
            <text:p>128.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9256" calcext:value-type="float">
            <text:p>128.1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4032" calcext:value-type="float">
            <text:p>125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72928" calcext:value-type="float">
            <text:p>124.7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9632" calcext:value-type="float">
            <text:p>124.3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3688" calcext:value-type="float">
            <text:p>123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7992" calcext:value-type="float">
            <text:p>122.6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8288" calcext:value-type="float">
            <text:p>121.9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6288" calcext:value-type="float">
            <text:p>121.1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8296" calcext:value-type="float">
            <text:p>120.4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7544" calcext:value-type="float">
            <text:p>120.5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0504" calcext:value-type="float">
            <text:p>121.3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7224" calcext:value-type="float">
            <text:p>121.8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0696" calcext:value-type="float">
            <text:p>120.6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0016" calcext:value-type="float">
            <text:p>119.0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3168" calcext:value-type="float">
            <text:p>119.0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2832" calcext:value-type="float">
            <text:p>119.4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7776" calcext:value-type="float">
            <text:p>120.1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2744" calcext:value-type="float">
            <text:p>120.2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0968" calcext:value-type="float">
            <text:p>120.5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224" calcext:value-type="float">
            <text:p>120.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6832" calcext:value-type="float">
            <text:p>120.9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6872" calcext:value-type="float">
            <text:p>121.2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6224" calcext:value-type="float">
            <text:p>121.4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996" calcext:value-type="float">
            <text:p>121.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4176" calcext:value-type="float">
            <text:p>121.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7536" calcext:value-type="float">
            <text:p>122.0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2312" calcext:value-type="float">
            <text:p>122.8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7008" calcext:value-type="float">
            <text:p>123.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212" calcext:value-type="float">
            <text:p>123.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3872" calcext:value-type="float">
            <text:p>123.9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3912" calcext:value-type="float">
            <text:p>124.2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0224" calcext:value-type="float">
            <text:p>124.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3384" calcext:value-type="float">
            <text:p>125.3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7304" calcext:value-type="float">
            <text:p>126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0224" calcext:value-type="float">
            <text:p>126.7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8088" calcext:value-type="float">
            <text:p>127.9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0504" calcext:value-type="float">
            <text:p>129.0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7288" calcext:value-type="float">
            <text:p>129.1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7264" calcext:value-type="float">
            <text:p>129.7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5592" calcext:value-type="float">
            <text:p>130.0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54528" calcext:value-type="float">
            <text:p>129.9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9456" calcext:value-type="float">
            <text:p>129.7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3904" calcext:value-type="float">
            <text:p>129.5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32736" calcext:value-type="float">
            <text:p>129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83384" calcext:value-type="float">
            <text:p>129.1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2696" calcext:value-type="float">
            <text:p>129.0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944" calcext:value-type="float">
            <text:p>128.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7688" calcext:value-type="float">
            <text:p>128.5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1928" calcext:value-type="float">
            <text:p>128.2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9528" calcext:value-type="float">
            <text:p>128.0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3056" calcext:value-type="float">
            <text:p>128.0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6264" calcext:value-type="float">
            <text:p>129.3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99408" calcext:value-type="float">
            <text:p>130.8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3688" calcext:value-type="float">
            <text:p>130.8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68344" calcext:value-type="float">
            <text:p>130.7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9096" calcext:value-type="float">
            <text:p>130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68" calcext:value-type="float">
            <text:p>130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104" calcext:value-type="float">
            <text:p>130.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4256" calcext:value-type="float">
            <text:p>130.0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9288" calcext:value-type="float">
            <text:p>129.9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8704" calcext:value-type="float">
            <text:p>129.8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5072" calcext:value-type="float">
            <text:p>129.7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524" calcext:value-type="float">
            <text:p>129.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3592" calcext:value-type="float">
            <text:p>129.3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2904" calcext:value-type="float">
            <text:p>129.1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9136" calcext:value-type="float">
            <text:p>128.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7624" calcext:value-type="float">
            <text:p>128.8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7312" calcext:value-type="float">
            <text:p>128.6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128" calcext:value-type="float">
            <text:p>128.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3056" calcext:value-type="float">
            <text:p>128.0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7024" calcext:value-type="float">
            <text:p>127.8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6608" calcext:value-type="float">
            <text:p>127.5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2088" calcext:value-type="float">
            <text:p>125.6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94264" calcext:value-type="float">
            <text:p>124.7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4976" calcext:value-type="float">
            <text:p>124.3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71304" calcext:value-type="float">
            <text:p>123.9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0328" calcext:value-type="float">
            <text:p>123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7912" calcext:value-type="float">
            <text:p>121.9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2088" calcext:value-type="float">
            <text:p>121.8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5472" calcext:value-type="float">
            <text:p>121.5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3448" calcext:value-type="float">
            <text:p>121.3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8752" calcext:value-type="float">
            <text:p>121.0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0864" calcext:value-type="float">
            <text:p>120.4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4792" calcext:value-type="float">
            <text:p>119.8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831101023602</text:p>
          </table:table-cell>
          <table:table-cell office:value-type="string" calcext:value-type="string">
            <text:p>29S 34W 33DCC 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628" meta:object-count="0"/>
    <meta:user-defined meta:name="AppVersion">3.0</meta:user-defined>
  </office:meta>
</office:document-meta>
</file>